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justify" style:justify-single-word="false"/>
      <style:text-properties style:font-name="Arial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top="0in" fo:margin-bottom="0in" fo:line-height="100%" fo:text-align="justify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style:font-name="Arial" style:text-underline-style="none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top="0in" fo:margin-bottom="0in" fo:line-height="100%"/>
      <style:text-properties style:font-name="Arial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Arial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Arial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9pt" fo:font-weight="bold" style:font-size-asian="7.84999990463257pt" style:font-weight-asian="bold" style:font-size-complex="9pt" style:font-weight-complex="bold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  <style:text-properties style:font-name="Arial" fo:font-style="normal" style:text-underline-style="none" style:font-style-asian="normal" style:font-style-complex="normal"/>
    </style:style>
    <style:style style:name="P12" style:family="paragraph" style:parent-style-name="Standard">
      <style:paragraph-properties fo:margin-top="0in" fo:margin-bottom="0in" fo:line-height="100%"/>
      <style:text-properties style:font-name="Arial" style:text-underline-style="none"/>
    </style:style>
    <style:style style:name="P13" style:family="paragraph" style:parent-style-name="Standard">
      <style:paragraph-properties fo:margin-top="0in" fo:margin-bottom="0in" fo:line-height="100%" fo:text-align="justify" style:justify-single-word="false"/>
      <style:text-properties style:font-name="Arial" style:text-underline-style="none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fo:line-height="100%" fo:text-align="justify" style:justify-single-word="false"/>
      <style:text-properties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Relatório Iniciação Científica</text:p>
      <text:p text:style-name="P14"/>
      <text:p text:style-name="P4">Pedro Araujo Pires</text:p>
      <text:p text:style-name="P12"/>
      <text:p text:style-name="P5"><text:tab/>Uma linha de produtos de software (SPL, em inglês) é uma forma de se criar uma família de produtos de software, baseando-se em <text:span text:style-name="T1">features </text:span><text:span text:style-name="T3">que podem ou não estar presentes no programa final. A estratégia tradicional deixa o código difícil de ser lido.</text:span></text:p>
      <text:p text:style-name="P1"><text:tab/>O objetivo do trabalho foi extender uma ferramenta (CIDE+) para gerenciamento de SPLs, através da implementação de novas funcionalidades, para que ela seja transformada em um produto final. O CIDE+ é construído como um plugin para a IDE Eclipse.</text:p>
      <text:p text:style-name="P5"><text:span text:style-name="T3"><text:tab/>A primeira funcionalidade implementada foi a possibilidade de se marcar manualmente </text:span><text:span text:style-name="T1">features</text:span><text:span text:style-name="T3"> no código, pois o algoritmo de coloração semi-automática não é perfeito, e o usuário precisa marcar trechos de código manualmente. A marcação manual de features funciona da seguinte forma: primeiro o usuário seleciona um pedaço de código. Ao clicar com o botão direito do mouse sobre a área do editor, é aberto um menu onde existe a opção de o usuário escolher a qual </text:span><text:span text:style-name="T1">feature</text:span><text:span text:style-name="T3"> aquele trecho de código pertence. Quando o usuário escolhe uma </text:span><text:span text:style-name="T1">feature</text:span><text:span text:style-name="T3">, o trecho de código selecionado é marcado como pertencente àquela </text:span><text:span text:style-name="T1">feature</text:span><text:span text:style-name="T3">.</text:span></text:p>
      <text:p text:style-name="P5"><text:span text:style-name="T3"><text:tab/>Outra funcionalidade implementada foi o modo “light”. O modo “light” é composto por duas partes: a visualização das </text:span><text:span text:style-name="T1">features</text:span><text:span text:style-name="T3"> nas barras laterais do Eclipse, e a possibilidade de se esconder as cores no editor. A visualização nas barras laterais é importante pois torna mais fácil a navegação no código, e a possibilidade de se esconder as cores torna a visualização mais amigável, pois se muitas </text:span><text:span text:style-name="T1">features</text:span><text:span text:style-name="T3"> estiverem presentes na tela o código fica muito colorido.</text:span></text:p>
      <text:p text:style-name="P8"><text:span text:style-name="T4"><text:tab/>Através da realização deste trabalho foi possível obter um grande aprendizado sobre linhas de produtos de software, sua implementação e funcionamento. Essa implementação também proporcionou um grande aprendizado da linguagem Java, assim como da arquitetura da IDE Eclip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7-02T21:03:49</meta:creation-date>
    <dc:date>2012-09-19T19:18:51</dc:date>
    <dc:creator>Pedro Pires</dc:creator>
    <meta:editing-duration>PT03H43M47S</meta:editing-duration>
    <meta:editing-cycles>23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302" meta:character-count="1894"/>
  </office:meta>
</office:document-meta>
</file>